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/>
      <style:text-properties fo:color="#000000" style:font-name="arial" fo:font-size="12pt" officeooo:rsid="0007d876" officeooo:paragraph-rsid="0007d876" style:font-size-asian="12pt" style:font-size-complex="12pt"/>
    </style:style>
    <style:style style:name="P2" style:family="paragraph" style:parent-style-name="Preformatted_20_Text">
      <style:paragraph-properties fo:line-height="150%"/>
      <style:text-properties fo:color="#000000" style:font-name="arial" fo:font-size="12pt" officeooo:rsid="0007d876" officeooo:paragraph-rsid="0007d876" style:font-size-asian="12pt" style:font-size-complex="12pt"/>
    </style:style>
    <style:style style:name="P3" style:family="paragraph" style:parent-style-name="Preformatted_20_Text" style:list-style-name="L1">
      <style:paragraph-properties fo:line-height="150%" fo:text-align="justify" style:justify-single-word="false"/>
      <style:text-properties fo:color="#000000" style:font-name="arial" fo:font-size="12pt" officeooo:rsid="00177ef7" officeooo:paragraph-rsid="0019e1a0" style:font-size-asian="12pt" style:font-size-complex="12pt"/>
    </style:style>
    <style:style style:name="P4" style:family="paragraph" style:parent-style-name="Preformatted_20_Text" style:list-style-name="L1">
      <style:paragraph-properties fo:line-height="150%" fo:text-align="justify" style:justify-single-word="false"/>
      <style:text-properties fo:color="#000000" style:font-name="arial" fo:font-size="12pt" officeooo:rsid="00177ef7" officeooo:paragraph-rsid="001c717c" style:font-size-asian="12pt" style:font-size-complex="12pt"/>
    </style:style>
    <style:style style:name="P5" style:family="paragraph" style:parent-style-name="Preformatted_20_Text">
      <style:paragraph-properties fo:line-height="150%" fo:text-align="justify" style:justify-single-word="false"/>
      <style:text-properties fo:color="#000000" style:font-name="arial" fo:font-size="12pt" officeooo:rsid="00177ef7" officeooo:paragraph-rsid="001c717c" style:font-size-asian="12pt" style:font-size-complex="12pt"/>
    </style:style>
    <style:style style:name="T1" style:family="text">
      <style:text-properties officeooo:rsid="001764cd"/>
    </style:style>
    <style:style style:name="T2" style:family="text">
      <style:text-properties officeooo:rsid="0019e1a0"/>
    </style:style>
    <style:style style:name="T3" style:family="text">
      <style:text-properties officeooo:rsid="001c71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›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ipulando Dados <text:span text:style-name="T1">V</text:span></text:p>
      <text:p text:style-name="P2"/>
      <text:list xml:id="list2655772994" text:style-name="L1">
        <text:list-item>
          <text:p text:style-name="P3">nome_dataframe.<text:span text:style-name="T2">merge[</text:span>nome_dataframe<text:span text:style-name="T2">2, on = ‘coluna’, how = ‘left’]: junta dois dataframes diferentes por coluna e onde ele será juntado.</text:span></text:p>
        </text:list-item>
        <text:list-item>
          <text:p text:style-name="P4">nome_dataframe.<text:span text:style-name="T3">to_csv(‘/caminho_onde_vai_salva/nome_do_arquivo.csv’, sep = ‘;’ (tipo de separador que será usado), decimal = ‘,’ (tipo de separador dos valores decimais), index = False (sem coluna de índice, para por índice mudar para True): salva o dataframe como arquivo csv</text:span>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9T20:14:26.195735299</dc:date>
    <meta:editing-duration>PT48M38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61" meta:character-count="433" meta:non-whitespace-character-count="377"/>
  </office:meta>
</office:document-meta>
</file>